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/>
    <style:font-face style:name="IBM Plex Mono1" svg:font-family="'IBM Plex Mono'" style:font-pitch="variable"/>
    <style:font-face style:name="IBM Plex Mono2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1.97cm" fo:min-width="25.686cm"/>
      <style:paragraph-properties style:writing-mode="lr-tb"/>
    </style:style>
    <style:style style:name="gr2" style:family="graphic" style:parent-style-name="standard">
      <style:graphic-properties svg:stroke-color="#800080" draw:fill-color="#800080" draw:textarea-horizontal-align="justify" draw:textarea-vertical-align="middle" draw:auto-grow-height="false" fo:min-height="11.507cm" fo:min-width="20.013cm"/>
      <style:paragraph-properties style:writing-mode="lr-tb"/>
    </style:style>
    <style:style style:name="gr3" style:family="graphic" style:parent-style-name="standard">
      <style:graphic-properties svg:stroke-color="#81d41a" draw:fill-color="#81d41a" draw:textarea-horizontal-align="justify" draw:textarea-vertical-align="middle" draw:auto-grow-height="false" fo:min-height="10.16cm" fo:min-width="7.313cm" fo:wrap-option="wrap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0.271cm" fo:wrap-option="wrap"/>
    </style:style>
    <style:style style:name="gr5" style:family="graphic" style:parent-style-name="standard">
      <style:graphic-properties svg:stroke-color="#ffbf00" draw:fill-color="#ffbf00" draw:textarea-horizontal-align="justify" draw:textarea-vertical-align="middle" draw:auto-grow-height="false" fo:min-height="3.81cm" fo:min-width="5.751cm" fo:wrap-option="wrap"/>
    </style:style>
    <style:style style:name="gr6" style:family="graphic" style:parent-style-name="standard">
      <style:graphic-properties svg:stroke-color="#ffbf00" draw:fill-color="#ffbf00" draw:textarea-horizontal-align="justify" draw:textarea-vertical-align="middle" draw:auto-grow-height="false" fo:min-height="3.81cm" fo:min-width="6.096cm" fo:wrap-option="wrap"/>
    </style:style>
    <style:style style:name="gr7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9" style:family="graphic" style:parent-style-name="objectwithoutfill">
      <style:graphic-properties svg:stroke-width="0.106cm" svg:stroke-color="#ffbf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0" style:family="graphic" style:parent-style-name="standard">
      <style:graphic-properties svg:stroke-color="#81d41a" draw:fill-color="#81d41a" draw:textarea-horizontal-align="justify" draw:textarea-vertical-align="middle" draw:auto-grow-height="false" fo:min-height="10.16cm" fo:min-width="6.731cm" fo:wrap-option="wrap"/>
    </style:style>
    <style:style style:name="gr11" style:family="graphic" style:parent-style-name="objectwithoutfill">
      <style:graphic-properties svg:stroke-width="0.106cm" svg:stroke-color="#ff0000" draw:marker-start="Arrowheads_20_10" draw:marker-start-width="0.4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gr12" style:family="graphic" style:parent-style-name="objectwithoutfill">
      <style:graphic-properties svg:stroke-width="0.106cm" svg:stroke-color="#ffff00" draw:marker-start="Arrowheads_20_10" draw:marker-start-width="0.4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gr13" style:family="graphic" style:parent-style-name="objectwithoutfill">
      <style:graphic-properties svg:stroke-width="0.106cm" svg:stroke-color="#729fcf" draw:marker-start="" draw:marker-start-width="0.3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gr14" style:family="graphic" style:parent-style-name="objectwithoutfill">
      <style:graphic-properties svg:stroke-width="0.106cm" svg:stroke-color="#d4ea6b" draw:marker-start-width="0.3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gr15" style:family="graphic" style:parent-style-name="objectwithoutfill">
      <style:graphic-properties svg:stroke-width="0.106cm" svg:stroke-color="#ff8000" draw:marker-start-width="0.3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P1" style:family="paragraph">
      <style:paragraph-properties fo:text-align="center" style:writing-mode="lr-tb"/>
      <style:text-properties style:font-name="IBM Plex Mono2" fo:font-size="26pt" style:font-size-asian="26pt" style:font-size-complex="26pt"/>
    </style:style>
    <style:style style:name="P2" style:family="paragraph">
      <loext:graphic-properties draw:fill-color="#800080"/>
      <style:paragraph-properties fo:text-align="center" style:writing-mode="lr-tb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IBM Plex Mono2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IBM Plex Mono2" fo:font-size="40pt" style:font-size-asian="40pt" style:font-size-complex="40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IBM Plex Mono2"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IBM Plex Mono2"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IBM Plex Mono2" fo:font-size="26pt" fo:background-color="#ffbf00" style:font-size-asian="26pt" style:font-size-complex="26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IBM Plex Mono2" fo:font-size="22pt" fo:background-color="#ff0000" style:font-size-asian="22pt" style:font-size-complex="22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IBM Plex Mono2" fo:font-size="20pt" fo:background-color="#ffff00" style:font-size-asian="20pt" style:font-size-complex="2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IBM Plex Mono2"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IBM Plex Mono2" fo:font-size="22pt" fo:background-color="#729fcf" style:font-size-asian="22pt" style:font-size-complex="2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IBM Plex Mono2" fo:font-size="22pt" fo:background-color="#d4ea6b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style:font-name="IBM Plex Mono2" fo:font-size="22pt" fo:background-color="#ff8000" style:font-size-asian="22pt" style:font-size-complex="22pt"/>
    </style:style>
    <style:style style:name="P21" style:family="paragraph">
      <style:paragraph-properties fo:text-align="center"/>
      <style:text-properties fo:color="#ffffff" loext:opacity="100%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ffff" loext:opacity="100%" style:font-name="IBM Plex Mono2" fo:font-size="40pt" style:font-size-asian="40pt" style:font-size-complex="40pt"/>
    </style:style>
    <style:style style:name="T1" style:family="text">
      <style:text-properties style:font-name="IBM Plex Mono2" fo:font-size="26pt" style:font-size-asian="26pt" style:font-size-complex="26pt"/>
    </style:style>
    <style:style style:name="T2" style:family="text">
      <style:text-properties style:font-name="IBM Plex Mono2" fo:font-size="40pt" style:font-size-asian="40pt" style:font-size-complex="40pt"/>
    </style:style>
    <style:style style:name="T3" style:family="text">
      <style:text-properties style:font-name="IBM Plex Mono2" fo:font-size="22pt" style:font-size-asian="22pt" style:font-size-complex="22pt"/>
    </style:style>
    <style:style style:name="T4" style:family="text">
      <style:text-properties style:font-name="IBM Plex Mono2" fo:font-size="24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2" fo:font-size="26pt" fo:font-style="normal" fo:text-shadow="none" style:text-underline-style="none" fo:font-weight="normal" style:letter-kerning="true" fo:background-color="#ffbf00" style:font-name-asian="IBM Plex Mono" style:font-size-asian="26pt" style:font-style-asian="normal" style:font-weight-asian="normal" style:font-name-complex="IBM Plex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IBM Plex Mono" fo:font-size="26pt" fo:background-color="#ffbf00" style:font-name-asian="IBM Plex Mono" style:font-size-asian="26pt" style:font-name-complex="IBM Plex Mono" style:font-size-complex="26pt"/>
    </style:style>
    <style:style style:name="T7" style:family="text">
      <style:text-properties style:font-name="IBM Plex Mono2" fo:font-size="22pt" fo:background-color="#ff0000" style:font-size-asian="22pt" style:font-size-complex="22pt"/>
    </style:style>
    <style:style style:name="T8" style:family="text">
      <style:text-properties style:font-name="IBM Plex Mono2" fo:font-size="20pt" fo:background-color="#ffff00" style:font-size-asian="20pt" style:font-size-complex="20pt"/>
    </style:style>
    <style:style style:name="T9" style:family="text">
      <style:text-properties style:font-name="IBM Plex Mono2" fo:font-size="22pt" fo:background-color="#729fcf" style:font-size-asian="22pt" style:font-size-complex="22pt"/>
    </style:style>
    <style:style style:name="T10" style:family="text">
      <style:text-properties style:font-name="IBM Plex Mono2" fo:font-size="22pt" fo:background-color="#d4ea6b" style:font-size-asian="22pt" style:font-size-complex="22pt"/>
    </style:style>
    <style:style style:name="T11" style:family="text">
      <style:text-properties style:font-name="IBM Plex Mono2" fo:font-size="22pt" fo:background-color="#ff8000" style:font-size-asian="22pt" style:font-size-complex="22pt"/>
    </style:style>
    <style:style style:name="T12" style:family="text">
      <style:text-properties fo:color="#ffffff" loext:opacity="100%" style:font-name="IBM Plex Mono2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1.97cm" svg:x="1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267cm" svg:height="11.507cm" svg:x="6.08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567cm" svg:height="10.16cm" svg:x="18.78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0.525cm" svg:height="0.635cm" svg:x="18.78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6.005cm" svg:height="3.81cm" svg:x="2.905cm" svg:y="2.3cm">
          <draw:glue-point draw:id="4" svg:x="5cm" svg:y="3.254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6.35cm" svg:height="3.81cm" svg:x="18.78cm" svg:y="2.3cm">
          <draw:glue-point draw:id="4" svg:x="-5cm" svg:y="4.086cm"/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905cm" svg:height="3.663cm" svg:x="2.905cm" svg:y="2.417cm">
          <draw:text-box>
            <text:p><text:span text:style-name="T1">Student Device 1</text:span></text:p>
          </draw:text-box>
        </draw:frame>
        <draw:frame draw:style-name="gr7" draw:text-style-name="P6" draw:layer="layout" svg:width="6.35cm" svg:height="3.78cm" svg:x="18.78cm" svg:y="2.3cm">
          <draw:text-box>
            <text:p><text:span text:style-name="T1">Student Device N</text:span></text:p>
          </draw:text-box>
        </draw:frame>
        <draw:frame draw:style-name="gr8" draw:text-style-name="P8" draw:layer="layout" svg:width="4.71cm" svg:height="2.222cm" svg:x="21.637cm" svg:y="16.557cm">
          <draw:text-box>
            <text:p text:style-name="P7"><text:span text:style-name="T2">Nginx</text:span></text:p>
          </draw:text-box>
        </draw:frame>
        <draw:frame draw:style-name="gr8" draw:text-style-name="P9" draw:layer="layout" svg:width="4.237cm" svg:height="0.875cm" svg:x="19.305cm" svg:y="8.62cm">
          <draw:text-box>
            <text:p text:style-name="P7"><text:span text:style-name="T3">Port 80</text:span></text:p>
          </draw:text-box>
        </draw:frame>
        <draw:line draw:style-name="gr9" draw:text-style-name="P10" draw:layer="layout" svg:x1="1cm" svg:y1="1.035cm" svg:x2="26.94cm" svg:y2="1.035cm">
          <text:p/>
        </draw:line>
        <draw:line draw:style-name="gr9" draw:text-style-name="P10" draw:layer="layout" svg:x1="1cm" svg:y1="1.035cm" svg:x2="1cm" svg:y2="2.27cm">
          <text:p/>
        </draw:line>
        <draw:line draw:style-name="gr9" draw:text-style-name="P10" draw:layer="layout" svg:x1="26.94cm" svg:y1="1cm" svg:x2="26.94cm" svg:y2="2.27cm">
          <text:p/>
        </draw:line>
        <draw:frame draw:style-name="gr7" draw:text-style-name="P11" draw:layer="layout" svg:width="8.89cm" svg:height="1.587cm" svg:x="11.795cm" svg:y="1cm">
          <draw:text-box>
            <text:p><text:span text:style-name="T4">N Students</text:span></text:p>
          </draw:text-box>
        </draw:frame>
        <draw:frame draw:style-name="gr8" draw:text-style-name="P13" xml:id="id7" draw:id="id7" draw:layer="layout" svg:width="2.057cm" svg:height="1.37cm" svg:x="12.975cm" svg:y="3.575cm">
          <draw:text-box>
            <text:p text:style-name="P12"><text:span text:style-name="T5">••</text:span><text:span text:style-name="T6">•</text:span></text:p>
          </draw:text-box>
        </draw:frame>
        <draw:frame draw:style-name="gr8" draw:text-style-name="P8" draw:layer="layout" svg:width="11.97cm" svg:height="3.651cm" draw:transform="rotate (1.5707963267949) translate (1cm 20.59cm)">
          <draw:text-box>
            <text:p text:style-name="P7"><text:span text:style-name="T2">Linux Server</text:span></text:p>
          </draw:text-box>
        </draw:frame>
        <draw:custom-shape draw:style-name="gr10" draw:text-style-name="P3" xml:id="id8" draw:id="id8" draw:layer="layout" svg:width="6.985cm" svg:height="10.16cm" svg:x="10.842cm" svg:y="8.62cm">
          <draw:glue-point draw:id="4" svg:x="-2.725cm" svg:y="-4.999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525cm" svg:height="0.635cm" svg:x="10.842cm" svg:y="8.62cm">
          <text:p/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line-skew="-0.266cm" svg:x1="21.955cm" svg:y1="6.11cm" svg:x2="19.043cm" svg:y2="8.621cm" draw:start-shape="id1" draw:start-glue-point="2" svg:d="M21955 6110v1240h-2912v1271" svg:viewBox="0 0 2913 2512">
          <text:p/>
        </draw:connector>
        <draw:frame draw:style-name="gr8" draw:text-style-name="P14" draw:layer="layout" svg:width="2.54cm" svg:height="0.952cm" svg:x="19.615cm" svg:y="6.815cm">
          <draw:text-box>
            <text:p text:style-name="P7"><text:span text:style-name="T7">HTTP</text:span></text:p>
          </draw:text-box>
        </draw:frame>
        <draw:connector draw:style-name="gr12" draw:text-style-name="P10" draw:layer="layout" draw:type="curve" draw:line-skew="3.911cm" svg:x1="11.104cm" svg:y1="9.255cm" svg:x2="19.042cm" svg:y2="9.255cm" draw:start-shape="id2" draw:start-glue-point="2" draw:end-shape="id3" draw:end-glue-point="2" svg:d="M11104 9255c0 6616 7938 6616 7938 0" svg:viewBox="0 0 7939 4963">
          <text:p/>
        </draw:connector>
        <draw:frame draw:style-name="gr8" draw:text-style-name="P15" draw:layer="layout" svg:width="5.198cm" svg:height="1.588cm" svg:x="12.982cm" svg:y="13.199cm">
          <draw:text-box>
            <text:p text:style-name="P7"><text:span text:style-name="T8">localhost</text:span></text:p>
          </draw:text-box>
        </draw:frame>
        <draw:custom-shape draw:style-name="gr4" draw:text-style-name="P4" xml:id="id4" draw:id="id4" draw:layer="layout" svg:width="0.525cm" svg:height="0.635cm" svg:x="13.98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4.58cm" svg:height="0.692cm" draw:transform="rotate (-1.5707963267949) translate (11.559cm 9.12cm)">
          <draw:text-box>
            <text:p text:style-name="P16"><text:span text:style-name="T3">Port 8000</text:span></text:p>
          </draw:text-box>
        </draw:frame>
        <draw:frame draw:style-name="gr8" draw:text-style-name="P17" draw:layer="layout" svg:width="4.262cm" svg:height="0.692cm" draw:transform="rotate (-1.5707963267949) translate (14.659cm 9.12cm)">
          <draw:text-box>
            <text:p text:style-name="P16"><text:span text:style-name="T3">Port 80</text:span></text:p>
          </draw:text-box>
        </draw:frame>
        <draw:connector draw:style-name="gr13" draw:text-style-name="P10" draw:layer="layout" draw:type="curve" svg:x1="14.242cm" svg:y1="8.62cm" svg:x2="5.907cm" svg:y2="6.11cm" draw:start-shape="id4" draw:start-glue-point="0" draw:end-shape="id5" draw:end-glue-point="2" svg:d="M14242 8620c0-1882-8335-628-8335-2510" svg:viewBox="0 0 8336 2511">
          <text:p/>
        </draw:connector>
        <draw:frame draw:style-name="gr8" draw:text-style-name="P18" draw:layer="layout" svg:width="2.54cm" svg:height="0.952cm" svg:x="7.75cm" svg:y="6.632cm">
          <draw:text-box>
            <text:p text:style-name="P7"><text:span text:style-name="T9">HTTP</text:span></text:p>
          </draw:text-box>
        </draw:frame>
        <draw:custom-shape draw:style-name="gr4" draw:text-style-name="P4" xml:id="id6" draw:id="id6" draw:layer="layout" svg:width="0.525cm" svg:height="0.635cm" svg:x="16.38cm" svg:y="8.619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3.946cm" svg:height="0.692cm" draw:transform="rotate (-1.5707963267949) translate (17.059cm 9.119cm)">
          <draw:text-box>
            <text:p text:style-name="P16"><text:span text:style-name="T3">Port 53</text:span></text:p>
          </draw:text-box>
        </draw:frame>
        <draw:connector draw:style-name="gr14" draw:text-style-name="P10" draw:layer="layout" draw:type="curve" svg:x1="16.642cm" svg:y1="8.619cm" svg:x2="15.032cm" svg:y2="4.26cm" draw:start-shape="id6" draw:start-glue-point="0" draw:end-shape="id7" draw:end-glue-point="1" svg:d="M16642 8619c0-2906-536-4359-1610-4359" svg:viewBox="0 0 1611 4360">
          <text:p/>
        </draw:connector>
        <draw:frame draw:style-name="gr8" draw:text-style-name="P19" draw:layer="layout" svg:width="2.54cm" svg:height="0.952cm" svg:x="15.605cm" svg:y="5.128cm">
          <draw:text-box>
            <text:p text:style-name="P7"><text:span text:style-name="T10">DNS</text:span></text:p>
          </draw:text-box>
        </draw:frame>
        <draw:connector draw:style-name="gr15" draw:text-style-name="P10" draw:layer="layout" draw:type="curve" svg:x1="12.431cm" svg:y1="8.622cm" svg:x2="8.91cm" svg:y2="4.205cm" draw:start-shape="id8" draw:start-glue-point="4" draw:end-shape="id5" draw:end-glue-point="1" svg:d="M12431 8622c0-2945-1173-4417-3521-4417" svg:viewBox="0 0 3522 4418">
          <text:p/>
        </draw:connector>
        <draw:frame draw:style-name="gr7" draw:text-style-name="P20" draw:layer="layout" svg:width="2.224cm" svg:height="1.27cm" svg:x="10.207cm" svg:y="4.205cm">
          <draw:text-box>
            <text:p><text:span text:style-name="T11">ICMP</text:span></text:p>
          </draw:text-box>
        </draw:frame>
        <draw:frame draw:style-name="gr8" draw:text-style-name="P8" draw:layer="layout" svg:width="5.482cm" svg:height="2.222cm" svg:x="10.842cm" svg:y="16.557cm">
          <draw:text-box>
            <text:p text:style-name="P7"><text:span text:style-name="T2">Alpine</text:span></text:p>
          </draw:text-box>
        </draw:frame>
        <draw:frame draw:style-name="gr8" draw:text-style-name="P22" draw:layer="layout" svg:width="11.43cm" svg:height="3.872cm" draw:transform="rotate (1.5707963267949) translate (6.08cm 20.05cm)">
          <draw:text-box>
            <text:p text:style-name="P21"><text:span text:style-name="T12">Dock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/>
    <style:font-face style:name="IBM Plex Mono1" svg:font-family="'IBM Plex Mono'" style:font-pitch="variable"/>
    <style:font-face style:name="IBM Plex Mono2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fit-to-contour="false" fo:padding-top="0cm" fo:padding-bottom="0cm" fo:padding-left="0.254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t-to-contour="false" fo:padding-left="0cm" fo:wrap-option="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7T17:44:36.725903170</meta:creation-date>
    <meta:editing-duration>PT3H49M20S</meta:editing-duration>
    <meta:editing-cycles>43</meta:editing-cycles>
    <meta:generator>LibreOffice/7.3.2.2$MacOSX_AARCH64 LibreOffice_project/49f2b1bff42cfccbd8f788c8dc32c1c309559be0</meta:generator>
    <dc:date>2022-12-13T19:03:15.321902595</dc:date>
    <meta:document-statistic meta:object-count="35"/>
  </office:meta>
</office:document-meta>
</file>